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7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5" table:number-rows-spanned="1">
            <text:p>Web</text:p>
          </table:table-cell>
          <table:covered-table-cell table:number-columns-repeated="4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2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table:number-columns-repeated="16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5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5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7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7"/>
          <table:table-cell table:number-columns-repeated="1004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7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7"/>
          <table:table-cell table:number-columns-repeated="1004"/>
        </table:table-row>
        <table:table-row table:style-name="ro9" table:number-rows-repeated="1048489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1" table:default-cell-style-name="ce108"/>
        <table:table-column table:style-name="co4" table:number-columns-repeated="5" table:default-cell-style-name="ce108"/>
        <table:table-column table:style-name="co4" table:number-columns-repeated="97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4" table:number-rows-spanned="1">
            <text:p>Langage</text:p>
          </table:table-cell>
          <table:covered-table-cell table:number-columns-repeated="3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5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s construits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8" office:value-type="string" calcext:value-type="string">
            <text:p>évaluation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5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table:number-columns-repeated="30"/>
          <table:table-cell table:style-name="ce26" table:number-columns-repeated="40"/>
          <table:table-cell table:style-name="ce28" table:number-columns-repeated="935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0"/>
          <table:table-cell table:style-name="ce24" table:number-columns-repeated="40"/>
          <table:table-cell table:style-name="ce27" table:number-columns-repeated="935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0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6"/>
          <table:table-cell table:number-columns-repeated="981"/>
        </table:table-row>
        <table:table-row table:style-name="ro5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0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81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0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5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1"/>
          <table:table-cell table:number-columns-repeated="981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9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1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81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1"/>
          <table:table-cell table:number-columns-repeated="981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1"/>
          <table:table-cell table:number-columns-repeated="981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31" table:default-cell-style-name="ce108"/>
        <table:table-column table:style-name="co4" table:number-columns-repeated="5" table:default-cell-style-name="ce108"/>
        <table:table-column table:style-name="co4" table:number-columns-repeated="983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16"/>
          <table:table-cell table:style-name="ce16" office:value-type="string" calcext:value-type="string" table:number-columns-spanned="5" table:number-rows-spanned="1">
            <text:p>algorithmique</text:p>
          </table:table-cell>
          <table:covered-table-cell table:number-columns-repeated="4" table:style-name="ce16"/>
          <table:table-cell table:style-name="ce16" table:number-columns-repeated="10"/>
          <table:table-cell table:style-name="ce24" table:number-columns-repeated="40"/>
          <table:table-cell table:style-name="ce27" table:number-columns-repeated="943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Exercice commenté – bibliothèque dequ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0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40" office:value-type="string" calcext:value-type="string">
            <text:p>Graphes : CO parcours</text:p>
          </table:table-cell>
          <table:table-cell table:style-name="ce48" office:value-type="string" calcext:value-type="string">
            <text:p>exercices graphes</text:p>
          </table:table-cell>
          <table:table-cell table:style-name="ce48" office:value-type="string" calcext:value-type="string">
            <text:p>TP métro ?</text:p>
          </table:table-cell>
          <table:table-cell table:style-name="ce94" office:value-type="string" calcext:value-type="string">
            <text:p>projet pacman?</text:p>
          </table:table-cell>
          <table:table-cell table:style-name="ce94"/>
          <table:table-cell table:style-name="ce94" office:value-type="string" calcext:value-type="string">
            <text:p>arbres (sudoku?)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table:number-columns-repeated="7"/>
          <table:table-cell table:style-name="ce115" table:number-columns-repeated="40"/>
          <table:table-cell table:number-columns-repeated="94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table:number-columns-repeated="17"/>
          <table:table-cell table:style-name="ce32" table:number-columns-repeated="40"/>
          <table:table-cell table:style-name="ce33" table:number-columns-repeated="943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18"/>
          <table:table-cell table:style-name="ce24" table:number-columns-repeated="40"/>
          <table:table-cell table:style-name="ce27" table:number-columns-repeated="943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2"/>
          <table:table-cell table:number-columns-repeated="98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2"/>
          <table:table-cell table:number-columns-repeated="989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9"/>
        </table:table-row>
        <table:table-row table:style-name="ro5">
          <table:table-cell table:number-columns-repeated="2"/>
          <table:table-cell table:style-name="ce104" table:number-columns-repeated="33"/>
          <table:table-cell table:number-columns-repeated="989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3"/>
          <table:table-cell table:number-columns-repeated="98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3"/>
          <table:table-cell table:number-columns-repeated="989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89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89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9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3"/>
          <table:table-cell table:number-columns-repeated="989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3"/>
          <table:table-cell table:number-columns-repeated="989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3"/>
          <table:table-cell table:number-columns-repeated="989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89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89"/>
        </table:table-row>
        <table:table-row table:style-name="ro5">
          <table:table-cell table:number-columns-repeated="2"/>
          <table:table-cell table:style-name="ce104" table:number-columns-repeated="33"/>
          <table:table-cell table:number-columns-repeated="989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32"/>
          <table:table-cell table:number-columns-repeated="98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3"/>
          <table:table-cell table:number-columns-repeated="989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3"/>
          <table:table-cell table:number-columns-repeated="989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3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3"/>
          <table:table-cell table:number-columns-repeated="989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3"/>
          <table:table-cell table:number-columns-repeated="989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3"/>
          <table:table-cell table:number-columns-repeated="989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3"/>
          <table:table-cell table:number-columns-repeated="989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3"/>
          <table:table-cell table:number-columns-repeated="989"/>
        </table:table-row>
        <table:table-row table:style-name="ro9">
          <table:table-cell table:number-columns-repeated="2"/>
          <table:table-cell table:style-name="ce104" table:number-columns-repeated="33"/>
          <table:table-cell table:number-columns-repeated="98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3"/>
          <table:table-cell table:number-columns-repeated="98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2"/>
          <table:table-cell table:number-columns-repeated="989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3"/>
          <table:table-cell table:number-columns-repeated="989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1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9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3"/>
          <table:table-cell table:number-columns-repeated="989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3"/>
          <table:table-cell table:number-columns-repeated="989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2"/>
          <table:table-cell table:number-columns-repeated="989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3"/>
          <table:table-cell table:number-columns-repeated="989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3"/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21"/>
          <table:table-cell table:number-columns-repeated="989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989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9"/>
          <table:table-cell table:number-columns-repeated="989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989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1"/>
          <table:table-cell table:number-columns-repeated="989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3"/>
          <table:table-cell table:number-columns-repeated="98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2"/>
          <table:table-cell table:number-columns-repeated="989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3"/>
          <table:table-cell table:number-columns-repeated="989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3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3"/>
          <table:table-cell table:number-columns-repeated="989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5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33"/>
          <table:table-cell table:number-columns-repeated="989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5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89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89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3"/>
          <table:table-cell table:number-columns-repeated="989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3"/>
          <table:table-cell table:number-columns-repeated="98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20:43:00.222857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09T09:26:11.945430277</dc:date>
    <meta:editing-duration>P79DT22H33M15S</meta:editing-duration>
    <meta:editing-cycles>639</meta:editing-cycles>
    <meta:generator>LibreOffice/6.1.5.2$Linux_X86_64 LibreOffice_project/10$Build-2</meta:generator>
    <meta:document-statistic meta:table-count="3" meta:cell-count="658" meta:object-count="0"/>
  </office:meta>
</office:document-meta>
</file>